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 table:number-rows-repeated="10482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.00.0000</text:date>, <text:time style:data-style-name="N2" text:time-value="02:23:59.9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9T02:35:34.417000000</dc:date>
    <meta:editing-duration>P6DT6H19M36S</meta:editing-duration>
    <meta:editing-cycles>2456</meta:editing-cycles>
    <meta:document-statistic meta:table-count="6" meta:cell-count="13610" meta:object-count="0"/>
  </office:meta>
</office:document-meta>
</file>